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9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>
            <text:p>#</text:p>
          </table:table-cell>
          <table:table-cell office:value-type="string">
            <text:p>component description</text:p>
          </table:table-cell>
          <table:table-cell office:value-type="string">
            <text:p>teste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etting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nnectivity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mporter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ook collection view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uthor collection view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aterory collection view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ook notes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lated books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xt viewer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tf viewer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html viewer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df viewer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utils</text:p>
          </table:table-cell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1">21.02.2010</text:date>, <text:time>20:34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av </meta:initial-creator>
    <meta:creation-date>2010-02-20T17:45:03</meta:creation-date>
    <meta:generator>OpenOffice.org/3.2$Linux OpenOffice.org_project/320m12$Build-9483</meta:generator>
    <dc:date>2010-02-21T20:34:06</dc:date>
    <dc:creator>eav </dc:creator>
    <meta:editing-duration>PT01H32M33S</meta:editing-duration>
    <meta:editing-cycles>4</meta:editing-cycles>
    <meta:document-statistic meta:table-count="3" meta:cell-count="31" meta:object-count="0"/>
  </office:meta>
</office:document-meta>
</file>